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C0000000C89D6330B3BA363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fo:background-color="transparent" fo:keep-together="always">
        <style:background-image/>
      </style:table-row-properties>
    </style:style>
    <style:style style:name="Tabelle1.A3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7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8" style:family="paragraph" style:parent-style-name="Table_20_Contents">
      <style:paragraph-properties>
        <style:tab-stops>
          <style:tab-stop style:position="0.794cm"/>
        </style:tab-stops>
      </style:paragraph-properties>
      <style:text-properties style:font-name="TI-Nspire Sans" fo:font-size="11pt" officeooo:rsid="001a9aa2" officeooo:paragraph-rsid="001b50a7" style:font-size-asian="11pt" style:font-size-complex="11pt"/>
    </style:style>
    <style:style style:name="P9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10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13defe" officeooo:paragraph-rsid="001e0589" style:font-size-asian="11pt" style:font-size-complex="11pt"/>
    </style:style>
    <style:style style:name="P12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officeooo:rsid="000edc2d" officeooo:paragraph-rsid="000edc2d"/>
    </style:style>
    <style:style style:name="P14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5" style:family="paragraph" style:parent-style-name="Table_20_Contents">
      <style:text-properties officeooo:rsid="00154bbd" officeooo:paragraph-rsid="00175d36"/>
    </style:style>
    <style:style style:name="P16" style:family="paragraph" style:parent-style-name="Table_20_Contents">
      <style:text-properties officeooo:rsid="0013defe" officeooo:paragraph-rsid="0013defe"/>
    </style:style>
    <style:style style:name="P17" style:family="paragraph" style:parent-style-name="Table_20_Contents">
      <style:text-properties officeooo:rsid="001d764a" officeooo:paragraph-rsid="001d764a"/>
    </style:style>
    <style:style style:name="P18" style:family="paragraph" style:parent-style-name="Table_20_Contents">
      <style:text-properties officeooo:rsid="001e0589" officeooo:paragraph-rsid="001e0589"/>
    </style:style>
    <style:style style:name="P19" style:family="paragraph" style:parent-style-name="Standard">
      <style:text-properties officeooo:rsid="0007535e" officeooo:paragraph-rsid="0007535e"/>
    </style:style>
    <style:style style:name="P20" style:family="paragraph" style:parent-style-name="Standard">
      <style:text-properties officeooo:rsid="0007535e" officeooo:paragraph-rsid="00083ee5"/>
    </style:style>
    <style:style style:name="P21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2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3" style:family="paragraph" style:parent-style-name="Standard">
      <style:text-properties officeooo:rsid="0010d04c" officeooo:paragraph-rsid="0010d04c"/>
    </style:style>
    <style:style style:name="P24" style:family="paragraph" style:parent-style-name="Table_20_Contents">
      <loext:graphic-properties draw:fill="none"/>
      <style:paragraph-properties fo:margin-left="1.6cm" fo:margin-right="0cm" fo:text-indent="-1.6cm" style:auto-text-indent="false" fo:background-color="transparent" text:number-lines="false" text:line-number="0"/>
      <style:text-properties style:font-name="TI-Nspire Sans" fo:font-size="11pt" officeooo:rsid="001d764a" officeooo:paragraph-rsid="001e0589" style:font-size-asian="11pt" style:font-size-complex="11pt"/>
    </style:style>
    <style:style style:name="P25" style:family="paragraph" style:parent-style-name="Table_20_Contents">
      <style:text-properties style:font-name="TI-Nspire Sans" fo:font-size="11pt" officeooo:rsid="0013defe" officeooo:paragraph-rsid="001e0589" style:font-size-asian="11pt" style:font-size-complex="11pt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10ca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bbd" style:font-style-asian="italic" style:font-style-complex="italic"/>
    </style:style>
    <style:style style:name="T6" style:family="text">
      <style:text-properties officeooo:rsid="00154bbd"/>
    </style:style>
    <style:style style:name="T7" style:family="text">
      <style:text-properties officeooo:rsid="0016c6d6"/>
    </style:style>
    <style:style style:name="T8" style:family="text">
      <style:text-properties officeooo:rsid="00175d36"/>
    </style:style>
    <style:style style:name="T9" style:family="text">
      <style:text-properties officeooo:rsid="001a9aa2"/>
    </style:style>
    <style:style style:name="T10" style:family="text">
      <style:text-properties style:font-name="TI-Nspire Sans" fo:font-size="11pt" officeooo:rsid="0006e938" style:font-size-asian="11pt" style:font-size-complex="11pt"/>
    </style:style>
    <style:style style:name="T11" style:family="text">
      <style:text-properties officeooo:rsid="001e0589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3">Diese Erweiterung stellt einige brauchbare Funktionen für den Mathematikunterricht zur Verfügung.</text:p>
      <text:p text:style-name="Standard"/>
      <text:p text:style-name="P20"><text:span text:style-name="T3">K</text:span>opiere die Datei <text:span text:style-name="Datei"><text:span text:style-name="T2">InitMaxima.mac</text:span></text:span> in das gleiche Verzeichnis wie deine Maxima Datei.</text:p>
      <text:p text:style-name="P19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Beschreibung</text:p>
          </table:table-cell>
          <table:table-cell table:style-name="Tabelle1.B1" office:value-type="string">
            <text:p text:style-name="P12">Beispiel</text:p>
          </table:table-cell>
        </table:table-row>
        <table:table-row table:style-name="Tabelle1.1">
          <table:table-cell table:style-name="Tabelle1.A2" office:value-type="string">
            <text:p text:style-name="Header_20__28_user_29_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Header_20__28_user_29_"/>
            <text:p text:style-name="Header_20__28_user_29_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9">y&gt;[ymin,ymax],</text:span><text:line-break/><text:tab/><text:span text:style-name="T6">filename&gt;"</text:span><text:span text:style-name="T5">Dateiname</text:span><text:span text:style-name="T6">",</text:span></text:p>
            <text:p text:style-name="Header_20__28_user_29_"><text:tab/>xlabel&gt;"die x-Achse",</text:p>
            <text:p text:style-name="Header_20__28_user_29_"><text:tab/>ylabel&gt;"die y-Achse",</text:p>
            <text:p text:style-name="Header_20__28_user_29_"><text:span text:style-name="T9"><text:tab/>titel&gt;"Mein Titel"<text:line-break/></text:span>)</text:p>
            <text:p text:style-name="P15">Zeichnet die gegebenen Funktionen f1 und f2 und speichert die Grafik sie als SVG Datei (<text:span text:style-name="T4">Dateiname.svg</text:span>) ab, wobei die Achsen beschriftet werden. <text:line-break/><text:line-break/>Die Parameter müssen korrekt geschrieben sein, ansonsten werden sie nicht akzeptiert.<text:line-break/><text:line-break/><text:span text:style-name="T8">Es können beliebig viele Funktionen in einer Liste zusammengefasst werden.</text:span></text:p>
          </table:table-cell>
          <table:table-cell table:style-name="Tabelle1.B2" office:value-type="string">
            <text:p text:style-name="P6">Zeichne(cos(2*x), 0, 4);</text:p>
            <text:p text:style-name="P6">Zeichne(<text:span text:style-name="T7">[</text:span>cos(2*x), <text:span text:style-name="T7">x^3, x]</text:span>, 0, 4);</text:p>
            <text:p text:style-name="P6"/>
            <text:p text:style-name="P7">Zeichne( cos(2*x), 0, 4,</text:p>
            <text:p text:style-name="P8"><text:s text:c="2"/>y&gt;[0,-3],</text:p>
            <text:p text:style-name="P7"><text:s text:c="2"/>filename&gt;"Supergrafik",</text:p>
            <text:p text:style-name="P7"><text:s text:c="2"/>xlabel&gt;"die x-Achse",</text:p>
            <text:p text:style-name="P7"><text:s text:c="2"/>ylabel&gt;"die y-Achse"</text:p>
            <text:p text:style-name="P7">);</text:p>
          </table:table-cell>
        </table:table-row>
        <table:table-row table:style-name="Tabelle1.3">
          <table:table-cell table:style-name="Tabelle1.A3" office:value-type="string">
            <text:p text:style-name="Header_20__28_user_29_">ZeichnePunkte(...)</text:p>
            <text:p text:style-name="P17">funktioniert wir die obigen Befehle, nur werden Punkte gezeichnet.</text:p>
            <text:p text:style-name="P24"><text:span text:style-name="T11">a</text:span>ppend() … Damit können mehrere Punktlisten <text:span text:style-name="T11">erstellt</text:span> werden</text:p>
          </table:table-cell>
          <table:table-cell table:style-name="Tabelle1.B3" office:value-type="string">
            <text:p text:style-name="P9">Punkte:[ [0, 0], [0.5, 2.5], [1, 5], [1.5, 7.5], [2, 10], [2.5, 12.5] ];</text:p>
            <text:p text:style-name="P9"/>
            <text:p text:style-name="P9">pointlist:append(</text:p>
            <text:p text:style-name="P9"><text:s text:c="4"/>[color=blue, point_size=1.5,point_type=7, points_joined=true, points(Punkte)]</text:p>
            <text:p text:style-name="P9">) $</text:p>
            <text:p text:style-name="P9">ZeichnePunkte(pointlist, 0, 3,</text:p>
            <text:p text:style-name="P9"><text:s text:c="4"/>xlabel&gt; "Zeit [s]",</text:p>
            <text:p text:style-name="P9"><text:s text:c="4"/>ylabel&gt; "Weg [m]"</text:p>
            <text:p text:style-name="P9">);</text:p>
          </table:table-cell>
        </table:table-row>
        <text:soft-page-break/>
        <table:table-row table:style-name="Tabelle1.3">
          <table:table-cell table:style-name="Tabelle1.A3" office:value-type="string">
            <text:p text:style-name="Header_20__28_user_29_"><text:span text:style-name="T10">ReadCSV</text:span>(filename,<text:span text:style-name="T11">[options]</text:span>);</text:p>
            <text:p text:style-name="P16">L<text:span text:style-name="T11">iest eine CSV Datei ein und gibt eine Matrix zurück</text:span></text:p>
            <text:p text:style-name="P18">separator ist ohne Angabe ein ;</text:p>
            <text:p text:style-name="P18">skip gibt an, wie viele Zeilen übersprungen werden</text:p>
          </table:table-cell>
          <table:table-cell table:style-name="Tabelle1.B4" office:value-type="string">
            <text:p text:style-name="P10">M: ReadCSV(filename,</text:p>
            <text:p text:style-name="P10"><text:s text:c="4"/>separator&gt;",",</text:p>
            <text:p text:style-name="P10"><text:s text:c="4"/>skip&gt;1</text:p>
            <text:p text:style-name="P10">);</text:p>
            <text:p text:style-name="P10"/>
            <text:p text:style-name="P11">/* Spalten zu Zeilen */</text:p>
            <text:p text:style-name="P11">MM: args(transpose(M))$</text:p>
            <text:p text:style-name="P11">/* points als [x1,x2,...], [y1,y2,...] */</text:p>
            <text:p text:style-name="P11">pointlist:append(</text:p>
            <text:p text:style-name="P11"><text:s text:c="4"/>[key = "Small points", color=blue, point_size=0,point_type=7, points_joined=true, points(MM[1], MM[2])]</text:p>
            <text:p text:style-name="P11">) $</text:p>
            <text:p text:style-name="P11"/>
            <text:p text:style-name="P11">ZeichnePunkte(pointlist,0,3)$</text:p>
          </table:table-cell>
        </table:table-row>
        <table:table-row table:style-name="Tabelle1.3">
          <table:table-cell table:style-name="Tabelle1.A5" office:value-type="string">
            <text:p text:style-name="Header_20__28_user_29_">CreateFunktion(p1,p2, f);</text:p>
            <text:p text:style-name="P13">Erstellt eine Funktion bei zwei gegebenen Punkten</text:p>
          </table:table-cell>
          <table:table-cell table:style-name="Tabelle1.B5" office:value-type="string">
            <text:p text:style-name="P22">p1:[5,100]$</text:p>
            <text:p text:style-name="P22">p2:[8,130]$</text:p>
            <text:p text:style-name="P21">f: y=a*b^x$</text:p>
            <text:p text:style-name="P21">f: CreateFunktion(p1,p2, f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89D6330B3BA363DE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89D6330B3BA363DE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Header_20__28_user_29_" style:display-name="Header (user)" style:family="paragraph" style:parent-style-name="Table_20_Contents" style:master-page-name="">
      <loext:graphic-properties draw:fill="solid" draw:fill-color="#cccccc"/>
      <style:paragraph-properties style:page-number="auto" fo:background-color="#cccccc" style:shadow="none"/>
      <style:text-properties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2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18S</meta:editing-duration>
    <meta:editing-cycles>27</meta:editing-cycles>
    <meta:generator>LibreOffice/6.0.1.1$Windows_X86_64 LibreOffice_project/60bfb1526849283ce2491346ed2aa51c465abfe6</meta:generator>
    <dc:date>2018-02-16T17:30:25.932000000</dc:date>
    <meta:document-statistic meta:table-count="1" meta:image-count="0" meta:object-count="6" meta:page-count="2" meta:paragraph-count="56" meta:word-count="253" meta:character-count="2015" meta:non-whitespace-character-count="177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